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8055" officeooo:paragraph-rsid="00168055"/>
    </style:style>
    <style:style style:name="P2" style:family="paragraph" style:parent-style-name="Standard">
      <style:text-properties officeooo:paragraph-rsid="00168055"/>
    </style:style>
    <style:style style:name="P3" style:family="paragraph" style:parent-style-name="Standard">
      <style:text-properties fo:font-weight="bold" officeooo:rsid="00168055" officeooo:paragraph-rsid="00168055" style:font-weight-asian="bold" style:font-weight-complex="bold"/>
    </style:style>
    <style:style style:name="T1" style:family="text">
      <style:text-properties officeooo:rsid="001680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ask - Using publically available data for the national factors that impact supply and demand of homes in US, build a model to study the effect of these variables on home prices.</text:p>
      <text:p text:style-name="P3"/>
      <text:p text:style-name="P1">All the work was done in jupyter notebook. Data is prepared in one of the notebooks and the analysis and model building is done in a separate notebook.</text:p>
      <text:p text:style-name="P1"/>
      <text:p text:style-name="P2"><text:span text:style-name="T1">The notebooks can be found </text:span><text:a xlink:type="simple" xlink:href="https://github.com/jhajinirmal/Home-LLC-Assignment" text:style-name="Internet_20_link" text:visited-style-name="Visited_20_Internet_20_Link"><text:span text:style-name="T1">here</text:span></text:a><text:span text:style-name="T1">.</text:span></text:p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5T16:13:26.348281977</meta:creation-date>
    <dc:date>2022-09-05T16:20:33.255188432</dc:date>
    <meta:editing-duration>PT7M8S</meta:editing-duration>
    <meta:editing-cycles>1</meta:editing-cycles>
    <meta:document-statistic meta:table-count="0" meta:image-count="0" meta:object-count="0" meta:page-count="1" meta:paragraph-count="3" meta:word-count="66" meta:character-count="361" meta:non-whitespace-character-count="298"/>
    <meta:generator>LibreOffice/6.4.7.2$Linux_X86_64 LibreOffice_project/40$Build-2</meta:generator>
  </office:meta>
</office:document-meta>
</file>